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149500000A4A992D833F121D0CD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fill-color="#55215b" draw:textarea-horizontal-align="justify" draw:textarea-vertical-align="middle" draw:auto-grow-height="false" fo:min-height="10.414cm" fo:min-width="60.958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4.444cm" fo:min-width="4.444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88cm" fo:min-width="0cm"/>
    </style:style>
    <style:style style:name="P1" style:family="paragraph">
      <loext:graphic-properties draw:fill="none"/>
    </style:style>
    <style:style style:name="P2" style:family="paragraph">
      <loext:graphic-properties draw:fill-color="#55215b"/>
      <style:paragraph-properties fo:text-align="center"/>
    </style:style>
    <style:style style:name="P3" style:family="paragraph">
      <style:paragraph-properties fo:text-align="start" style:writing-mode="lr-tb"/>
      <style:text-properties fo:color="#ffffff" fo:font-size="160pt" fo:font-weight="bold" style:font-size-asian="160pt" style:font-weight-asian="bold" style:font-size-complex="160pt" style:font-weight-complex="bold"/>
    </style:style>
    <style:style style:name="P4" style:family="paragraph">
      <loext:graphic-properties draw:fill="none"/>
      <style:text-properties fo:color="#ffffff" fo:font-size="160pt" fo:font-weight="bold" style:font-size-asian="160pt" style:font-weight-asian="bold" style:font-size-complex="160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style:font-name="Noto Sans1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ffffff" style:font-name="DejaVu Sans" fo:font-size="160pt" fo:font-weight="bold" style:font-size-asian="160pt" style:font-weight-asian="bold" style:font-name-complex="DejaVu Sans" style:font-size-complex="160pt" style:font-weight-complex="bold"/>
    </style:style>
    <style:style style:name="T2" style:family="text">
      <style:text-properties style:font-name="Noto Sans1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60.924cm" svg:height="31.065cm" svg:x="0.309cm" svg:y="15.918cm">
          <draw:image xlink:href="Pictures/100002010000149500000A4A992D833F121D0CDD.png" xlink:type="simple" xlink:show="embed" xlink:actuate="onLoad" loext:mime-type="image/png">
            <text:p/>
          </draw:image>
        </draw:frame>
        <draw:custom-shape draw:style-name="gr2" draw:text-style-name="P2" draw:layer="layout" svg:width="60.958cm" svg:height="10.414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0.551cm" svg:height="6.567cm" svg:x="0.407cm" svg:y="1.791cm">
          <draw:text-box>
            <text:p text:style-name="P3"><text:span text:style-name="T1">Kolkata Blockchain</text:span></text:p>
          </draw:text-box>
        </draw:frame>
        <draw:frame draw:style-name="gr4" draw:text-style-name="P6" draw:layer="layout" svg:width="57.922cm" svg:height="2.888cm" svg:x="1.481cm" svg:y="49.022cm">
          <draw:text-box>
            <text:p text:style-name="P5"><text:span text:style-name="T2">A New Internet - Blockstack and a Decentralized Worl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1cm" fo:margin-left="0cm" fo:margin-right="0cm" fo:page-width="60.96cm" fo:page-height="60.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11T14:32:00.401455255</dc:date>
    <meta:editing-duration>PT9M40S</meta:editing-duration>
    <meta:editing-cycles>1</meta:editing-cycles>
    <meta:document-statistic meta:object-count="4"/>
    <meta:generator>LibreOffice/6.1.2.1$Linux_X86_64 LibreOffice_project/65905a128db06ba48db947242809d14d3f9a93fe</meta:generator>
  </office:meta>
</office:document-meta>
</file>